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Heading_20_3">
      <style:text-properties officeooo:rsid="001b8113" officeooo:paragraph-rsid="001b8113"/>
    </style:style>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text-properties officeooo:rsid="001b8113" officeooo:paragraph-rsid="001b8113"/>
    </style:style>
    <style:style style:name="P29" style:family="paragraph" style:parent-style-name="Text_20_body">
      <style:paragraph-properties fo:break-before="page"/>
      <style:text-properties officeooo:rsid="001b8113" officeooo:paragraph-rsid="001b8113"/>
    </style:style>
    <style:style style:name="P30" style:family="paragraph" style:parent-style-name="Text_20_body" style:list-style-name="L14"/>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19">
      <style:paragraph-properties fo:margin-top="0in" fo:margin-bottom="0in" style:contextual-spacing="false"/>
    </style:style>
    <style:style style:name="P38" style:family="paragraph" style:parent-style-name="Text_20_body" style:list-style-name="L20"/>
    <style:style style:name="P39" style:family="paragraph" style:parent-style-name="Text_20_body" style:list-style-name="L20">
      <style:paragraph-properties fo:margin-top="0in" fo:margin-bottom="0in" style:contextual-spacing="false"/>
    </style:style>
    <style:style style:name="P40" style:family="paragraph" style:parent-style-name="Text_20_body" style:list-style-name="L21"/>
    <style:style style:name="P41" style:family="paragraph" style:parent-style-name="Text_20_body" style:list-style-name="L21">
      <style:paragraph-properties fo:margin-top="0in" fo:margin-bottom="0in" style:contextual-spacing="false"/>
    </style:style>
    <style:style style:name="P42" style:family="paragraph" style:parent-style-name="Text_20_body" style:list-style-name="L22">
      <style:paragraph-properties fo:margin-top="0in" fo:margin-bottom="0in" style:contextual-spacing="false"/>
    </style:styl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4">
      <style:paragraph-properties fo:margin-top="0in" fo:margin-bottom="0in" style:contextual-spacing="false"/>
    </style:style>
    <style:style style:name="P47" style:family="paragraph" style:parent-style-name="Preformatted_20_Text" style:list-style-name="L24"/>
    <style:style style:name="P48" style:family="paragraph" style:parent-style-name="Preformatted_20_Text" style:list-style-name="L24">
      <style:paragraph-properties fo:margin-left="0in" fo:margin-right="0in" fo:text-indent="0in" style:auto-text-indent="false" style:writing-mode="lr-tb"/>
    </style:style>
    <style:style style:name="P49" style:family="paragraph" style:parent-style-name="Preformatted_20_Text" style:list-style-name="L24">
      <style:paragraph-properties style:writing-mode="lr-tb"/>
    </style:style>
    <style:style style:name="P50" style:family="paragraph" style:parent-style-name="Preformatted_20_Text" style:list-style-name="L24">
      <style:paragraph-properties fo:margin-top="0in" fo:margin-bottom="0.1965in" style:contextual-spacing="false" style:writing-mode="lr-tb"/>
    </style:style>
    <style:style style:name="P51" style:family="paragraph" style:parent-style-name="Text_20_body" style:list-style-name="L25"/>
    <style:style style:name="P52" style:family="paragraph" style:parent-style-name="Preformatted_20_Text" style:list-style-name="L25"/>
    <style:style style:name="P53" style:family="paragraph" style:parent-style-name="Preformatted_20_Text" style:list-style-name="L25">
      <style:paragraph-properties fo:margin-left="0in" fo:margin-right="0in" fo:text-indent="0in" style:auto-text-indent="false" style:writing-mode="lr-tb"/>
    </style:style>
    <style:style style:name="P54" style:family="paragraph" style:parent-style-name="Preformatted_20_Text" style:list-style-name="L25">
      <style:paragraph-properties style:writing-mode="lr-tb"/>
    </style:style>
    <style:style style:name="P55" style:family="paragraph" style:parent-style-name="Preformatted_20_Text" style:list-style-name="L25">
      <style:paragraph-properties fo:margin-top="0in" fo:margin-bottom="0.1965in" style:contextual-spacing="false" style:writing-mode="lr-tb"/>
    </style:style>
    <style:style style:name="P56" style:family="paragraph" style:parent-style-name="Text_20_body" style:list-style-name="L26">
      <style:paragraph-properties fo:margin-top="0in" fo:margin-bottom="0in" style:contextual-spacing="false"/>
    </style:style>
    <style:style style:name="P57" style:family="paragraph" style:parent-style-name="Text_20_body" style:list-style-name="L26"/>
    <style:style style:name="P58" style:family="paragraph" style:parent-style-name="Text_20_body" style:list-style-name="L27">
      <style:paragraph-properties fo:margin-top="0in" fo:margin-bottom="0in" style:contextual-spacing="false"/>
    </style:style>
    <style:style style:name="P59" style:family="paragraph" style:parent-style-name="Text_20_body" style:list-style-name="L27"/>
    <style:style style:name="P60" style:family="paragraph" style:parent-style-name="Text_20_body">
      <style:text-properties officeooo:rsid="001cddbf" officeooo:paragraph-rsid="001cddb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or the <text:span text:style-name="Strong_20_Emphasis">non-API version</text:span> of the <text:span text:style-name="Strong_20_Emphasis">Automated Resume Analyzer</text:span>, a rough estimate would be <text:span text:style-name="Strong_20_Emphasis">7–10 days</text:span> if you dedicate a few hours daily. Here's a breakdown of the time allocation:</text:p>
      <text:h text:style-name="Heading_20_3" text:outline-level="3">Day 1–2: <text:span text:style-name="Strong_20_Emphasis">Setup and Parsing Resumes</text:span></text:h>
      <text:list text:style-name="L1">
        <text:list-item>
          <text:p text:style-name="P1">Research libraries like <text:span text:style-name="Source_20_Text">PyPDF2</text:span> or <text:span text:style-name="Source_20_Text">pdfplumber</text:span> for extracting text from resumes.</text:p>
        </text:list-item>
        <text:list-item>
          <text:p text:style-name="P1">Implement a function to read and clean text from PDFs.</text:p>
        </text:list-item>
        <text:list-item>
          <text:p text:style-name="P2">Test with different resume formats to handle variations (e.g., headers, bullet points).</text:p>
        </text:list-item>
      </text:list>
      <text:h text:style-name="Heading_20_3" text:outline-level="3">Day 3–4: <text:span text:style-name="Strong_20_Emphasis">Extracting and Comparing Keywords</text:span></text:h>
      <text:list text:style-name="L2">
        <text:list-item>
          <text:p text:style-name="P3">Write a function to extract keywords from a job description (simple word frequency analysis or predefined lists).</text:p>
        </text:list-item>
        <text:list-item>
          <text:p text:style-name="P3">Develop a comparison logic to match resume content with job description keywords.</text:p>
        </text:list-item>
        <text:list-item>
          <text:p text:style-name="P4">Include scoring mechanisms (e.g., percentage match).</text:p>
        </text:list-item>
      </text:list>
      <text:h text:style-name="Heading_20_3" text:outline-level="3">Day 5–6: <text:span text:style-name="Strong_20_Emphasis">Report Generation</text:span></text:h>
      <text:list text:style-name="L3">
        <text:list-item>
          <text:p text:style-name="P5">Design the output format (e.g., plain text, CSV, or JSON).</text:p>
        </text:list-item>
        <text:list-item>
          <text:p text:style-name="P5">Include details like missing keywords, keyword frequency, and overall match percentage.</text:p>
        </text:list-item>
        <text:list-item>
          <text:p text:style-name="P6">Add a summary with improvement suggestions (e.g., “Consider adding these skills: Python, SQL”).</text:p>
        </text:list-item>
      </text:list>
      <text:h text:style-name="Heading_20_3" text:outline-level="3">Day 7: <text:span text:style-name="Strong_20_Emphasis">Polishing and Testing</text:span></text:h>
      <text:list text:style-name="L4">
        <text:list-item>
          <text:p text:style-name="P7">Test extensively with various resumes and job descriptions to ensure robustness.</text:p>
        </text:list-item>
        <text:list-item>
          <text:p text:style-name="P7">Handle edge cases (e.g., empty resumes, inconsistent formats).</text:p>
        </text:list-item>
        <text:list-item>
          <text:p text:style-name="P8">Add error handling and user-friendly messages.</text:p>
        </text:list-item>
      </text:list>
      <text:h text:style-name="Heading_20_3" text:outline-level="3">Optional Day 8–9: <text:span text:style-name="Strong_20_Emphasis">Enhancements</text:span></text:h>
      <text:list text:style-name="L5">
        <text:list-item>
          <text:p text:style-name="P9">Add a basic CLI interface for usability (<text:span text:style-name="Source_20_Text">argparse</text:span> or <text:span text:style-name="Source_20_Text">click</text:span>).</text:p>
        </text:list-item>
        <text:list-item>
          <text:p text:style-name="P10">Include a configuration file for user preferences (e.g., save results in CSV or JSON).</text:p>
        </text:list-item>
      </text:list>
      <text:h text:style-name="P11" text:outline-level="3">For Days 3-4</text:h>
      <text:h text:style-name="P11" text:outline-level="3"><text:span text:style-name="Strong_20_Emphasis">Option 2: User Input (Semi-Automated)</text:span></text:h>
      <text:list text:style-name="L6">
        <text:list-item>
          <text:p text:style-name="P12">Prompt users to paste a job description directly into the program.</text:p>
        </text:list-item>
        <text:list-item>
          <text:p text:style-name="P12">Extract keywords programmatically by:</text:p>
          <text:list>
            <text:list-item>
              <text:p text:style-name="P12">Removing stop words (e.g., "the," "and," "is").</text:p>
            </text:list-item>
            <text:list-item>
              <text:p text:style-name="P12">Extracting nouns and verbs using natural language processing (<text:span text:style-name="Source_20_Text">nltk</text:span> or <text:span text:style-name="Source_20_Text">spaCy</text:span>).</text:p>
            </text:list-item>
            <text:list-item>
              <text:p text:style-name="P13">Ranking words by frequency or relevance.</text:p>
            </text:list-item>
          </text:list>
        </text:list-item>
      </text:list>
      <text:h text:style-name="Heading_20_4" text:outline-level="4">Pros:</text:h>
      <text:list text:style-name="L7">
        <text:list-item>
          <text:p text:style-name="P14">Customizable and dynamic.</text:p>
        </text:list-item>
        <text:list-item>
          <text:p text:style-name="P15">Works for any job description.</text:p>
        </text:list-item>
      </text:list>
      <text:h text:style-name="Heading_20_4" text:outline-level="4">Cons:</text:h>
      <text:list text:style-name="L8">
        <text:list-item>
          <text:p text:style-name="P16">Requires users to manually copy job descriptions.</text:p>
        </text:list-item>
        <text:list-item>
          <text:p text:style-name="P17"><text:soft-page-break/>Adds complexity to your project.</text:p>
        </text:list-item>
      </text:list>
      <text:p text:style-name="Horizontal_20_Line"/>
      <text:h text:style-name="Heading_20_3" text:outline-level="3"><text:span text:style-name="Strong_20_Emphasis">Option 3: Web Scraping (Automated)</text:span></text:h>
      <text:list text:style-name="L9">
        <text:list-item>
          <text:p text:style-name="P18">Scrape job postings from websites like Indeed or LinkedIn.</text:p>
        </text:list-item>
        <text:list-item>
          <text:p text:style-name="P19">Parse the job descriptions using the same text-processing methods as Option 2.</text:p>
        </text:list-item>
      </text:list>
      <text:h text:style-name="Heading_20_4" text:outline-level="4">Tools:</text:h>
      <text:list text:style-name="L10">
        <text:list-item>
          <text:p text:style-name="P20">Use <text:span text:style-name="Source_20_Text">requests</text:span> to fetch webpage content.</text:p>
        </text:list-item>
        <text:list-item>
          <text:p text:style-name="P21">Use <text:span text:style-name="Source_20_Text">BeautifulSoup</text:span> to extract job descriptions.</text:p>
        </text:list-item>
      </text:list>
      <text:h text:style-name="Heading_20_4" text:outline-level="4">Pros:</text:h>
      <text:list text:style-name="L11">
        <text:list-item>
          <text:p text:style-name="P22">Fully automated.</text:p>
        </text:list-item>
        <text:list-item>
          <text:p text:style-name="P23">Always uses real-world job descriptions.</text:p>
        </text:list-item>
      </text:list>
      <text:h text:style-name="Heading_20_4" text:outline-level="4">Cons:</text:h>
      <text:list text:style-name="L12">
        <text:list-item>
          <text:p text:style-name="P24">Time-consuming and more complex.</text:p>
        </text:list-item>
        <text:list-item>
          <text:p text:style-name="P25">Websites often have anti-scraping measures (this might violate terms of service).</text:p>
        </text:list-item>
      </text:list>
      <text:h text:style-name="P11" text:outline-level="3"><text:span text:style-name="Strong_20_Emphasis">Challenges with Web Scraping</text:span></text:h>
      <text:list text:style-name="L13">
        <text:list-item>
          <text:p text:style-name="P26"><text:span text:style-name="Strong_20_Emphasis">Anti-Scraping Measures</text:span>:</text:p>
          <text:list>
            <text:list-item>
              <text:p text:style-name="P27">Some job sites (like Indeed or LinkedIn) use CAPTCHAs or rate-limiting to block scrapers.</text:p>
            </text:list-item>
            <text:list-item>
              <text:p text:style-name="P27">You can often work around this for personal projects by targeting less-protected sites or limiting request frequency.</text:p>
            </text:list-item>
          </text:list>
        </text:list-item>
        <text:list-item>
          <text:p text:style-name="P26"><text:span text:style-name="Strong_20_Emphasis">Legal and Ethical Concerns</text:span>:</text:p>
          <text:list>
            <text:list-item>
              <text:p text:style-name="P27">Scraping might violate the site's terms of service, even for non-commercial projects. Be cautious and check policies.</text:p>
            </text:list-item>
          </text:list>
        </text:list-item>
        <text:list-item>
          <text:p text:style-name="P26"><text:span text:style-name="Strong_20_Emphasis">Increased Complexity</text:span>:</text:p>
          <text:list>
            <text:list-item>
              <text:p text:style-name="P26">Parsing job descriptions might introduce edge cases (e.g., inconsistent HTML structures).</text:p>
            </text:list-item>
          </text:list>
        </text:list-item>
      </text:list>
      <text:p text:style-name="P28"/>
      <text:p text:style-name="P29">Web scraping can potentially violate a site's <text:span text:style-name="Strong_20_Emphasis">Terms of Service (ToS)</text:span> for several reasons, even for personal or non-profit projects. Here's why:</text:p>
      <text:h text:style-name="Heading_20_3" text:outline-level="3"><text:span text:style-name="Strong_20_Emphasis">1. Ownership of Data</text:span></text:h>
      <text:list text:style-name="L14">
        <text:list-item>
          <text:p text:style-name="P30">Websites often own or license the content they display (e.g., job postings, images). Scraping could be seen as unauthorized access or duplication of that content, even if you're not redistributing it.</text:p>
        </text:list-item>
      </text:list>
      <text:h text:style-name="Heading_20_3" text:outline-level="3"><text:span text:style-name="Strong_20_Emphasis">2. Server Load and Resource Use</text:span></text:h>
      <text:list text:style-name="L15">
        <text:list-item>
          <text:p text:style-name="P31">Scrapers send automated requests to a website, which can place an unexpected load on their servers.</text:p>
        </text:list-item>
        <text:list-item>
          <text:p text:style-name="P32">To prevent disruptions to their services, websites may explicitly prohibit automated scraping in their ToS.</text:p>
        </text:list-item>
      </text:list>
      <text:h text:style-name="Heading_20_3" text:outline-level="3"><text:span text:style-name="Strong_20_Emphasis">3. Protection of Intellectual Property</text:span></text:h>
      <text:list text:style-name="L16">
        <text:list-item>
          <text:p text:style-name="P33">Job descriptions and other posted content may be copyrighted or considered proprietary, and scraping might breach intellectual property laws.</text:p>
        </text:list-item>
      </text:list>
      <text:h text:style-name="Heading_20_3" text:outline-level="3"><text:span text:style-name="Strong_20_Emphasis">4. Circumvention of Access Controls</text:span></text:h>
      <text:list text:style-name="L17">
        <text:list-item>
          <text:p text:style-name="P34">Many sites employ anti-scraping measures like CAPTCHAs or bot-detection systems. Circumventing these protections could legally be considered unauthorized access under laws like the <text:span text:style-name="Strong_20_Emphasis">Computer Fraud and Abuse Act (CFAA)</text:span> in the U.S.</text:p>
        </text:list-item>
      </text:list>
      <text:h text:style-name="Heading_20_3" text:outline-level="3"><text:span text:style-name="Strong_20_Emphasis">5. Data Privacy Laws</text:span></text:h>
      <text:list text:style-name="L18">
        <text:list-item>
          <text:p text:style-name="P35">Some data you scrape might include sensitive or private information inadvertently (e.g., contact details in job postings). Storing or using this data could conflict with regulations like <text:span text:style-name="Strong_20_Emphasis">GDPR</text:span> (General Data Protection Regulation).</text:p>
        </text:list-item>
      </text:list>
      <text:p text:style-name="Horizontal_20_Line"/>
      <text:h text:style-name="Heading_20_3" text:outline-level="3"><text:span text:style-name="Strong_20_Emphasis">Why This Applies Even to Personal Projects</text:span></text:h>
      <text:list text:style-name="L19">
        <text:list-item>
          <text:p text:style-name="P36"><text:span text:style-name="Strong_20_Emphasis">Intent Doesn't Always Matter</text:span>:</text:p>
          <text:list>
            <text:list-item>
              <text:p text:style-name="P37">ToS restrictions are about the behavior (scraping) rather than the intent (non-profit use).</text:p>
            </text:list-item>
          </text:list>
        </text:list-item>
        <text:list-item>
          <text:p text:style-name="P36"><text:span text:style-name="Strong_20_Emphasis">You Access the Site as a User</text:span>:</text:p>
          <text:list>
            <text:list-item>
              <text:p text:style-name="P37">By visiting a site, you often agree to its ToS. Violating those terms—whether the project is personal or not—could technically open you to legal risks.</text:p>
            </text:list-item>
          </text:list>
        </text:list-item>
        <text:list-item>
          <text:p text:style-name="P36"><text:span text:style-name="Strong_20_Emphasis">Automated Traffic vs. Normal Use</text:span>:</text:p>
          <text:list>
            <text:list-item>
              <text:p text:style-name="P36">Web scraping involves automated traffic, which is fundamentally different from how a regular user interacts with the site. Websites may treat this as abuse, regardless of the purpose.</text:p>
            </text:list-item>
          </text:list>
        </text:list-item>
      </text:list>
      <text:p text:style-name="Horizontal_20_Line"/>
      <text:h text:style-name="Heading_20_3" text:outline-level="3"><text:soft-page-break/><text:span text:style-name="Strong_20_Emphasis">How to Proceed Safely</text:span></text:h>
      <text:list text:style-name="L20">
        <text:list-item>
          <text:p text:style-name="P38"><text:span text:style-name="Strong_20_Emphasis">Check the ToS</text:span>:</text:p>
          <text:list>
            <text:list-item>
              <text:p text:style-name="P39">Look for terms related to automated access or scraping. Some sites explicitly allow limited scraping (e.g., public APIs) or grant permission if asked.</text:p>
            </text:list-item>
          </text:list>
        </text:list-item>
        <text:list-item>
          <text:p text:style-name="P38"><text:span text:style-name="Strong_20_Emphasis">Respect Robots.txt</text:span>:</text:p>
          <text:list>
            <text:list-item>
              <text:p text:style-name="P39">Many sites use a <text:span text:style-name="Source_20_Text">robots.txt</text:span> file to indicate which parts of their site can be crawled by bots. Although not legally binding, it’s a good practice to adhere to it.</text:p>
            </text:list-item>
          </text:list>
        </text:list-item>
        <text:list-item>
          <text:p text:style-name="P38"><text:span text:style-name="Strong_20_Emphasis">Use Public APIs</text:span>:</text:p>
          <text:list>
            <text:list-item>
              <text:p text:style-name="P39">Some websites offer APIs that allow access to their data within defined limits. While this isn't scraping, it serves a similar purpose.</text:p>
            </text:list-item>
          </text:list>
        </text:list-item>
        <text:list-item>
          <text:p text:style-name="P38"><text:span text:style-name="Strong_20_Emphasis">Target Less-Protected Sources</text:span>:</text:p>
          <text:list>
            <text:list-item>
              <text:p text:style-name="P38">Public, openly accessible job boards or community sites often have fewer restrictions and may not prohibit scraping.</text:p>
            </text:list-item>
          </text:list>
        </text:list-item>
      </text:list>
      <text:p text:style-name="Text_20_body">Would you like help identifying websites with permissive scraping policies or exploring legal alternatives?</text:p>
      <text:p text:style-name="P28">Scraping job postings from Indeed is <text:span text:style-name="Strong_20_Emphasis">not recommended</text:span> due to legal and ethical considerations. Here's why:</text:p>
      <text:h text:style-name="Heading_20_3" text:outline-level="3"><text:span text:style-name="Strong_20_Emphasis">1. Legal and Ethical Considerations</text:span></text:h>
      <text:list text:style-name="L21">
        <text:list-item>
          <text:p text:style-name="P40"><text:span text:style-name="Strong_20_Emphasis">Terms of Service (ToS) Restrictions</text:span>: Indeed's ToS likely prohibit unauthorized data extraction methods, including scraping. Engaging in scraping activities could lead to legal consequences or account suspension.</text:p>
        </text:list-item>
        <text:list-item>
          <text:p text:style-name="P41"><text:span text:style-name="Strong_20_Emphasis">robots.txt Directives</text:span>: The <text:span text:style-name="Source_20_Text">robots.txt</text:span> file on Indeed's website specifies which parts of the site can be accessed by web crawlers. Notably, it includes multiple <text:span text:style-name="Source_20_Text">Disallow</text:span> directives for job postings, indicating that automated access to these sections is prohibited. </text:p>
          <text:p text:style-name="P40"><text:a xlink:type="simple" xlink:href="https://www.indeed.com/robots.txt?utm_source=chatgpt.com" office:target-frame-name="_blank" xlink:show="new" text:style-name="Internet_20_link" text:visited-style-name="Visited_20_Internet_20_Link">Indeed</text:a></text:p>
        </text:list-item>
      </text:list>
      <text:h text:style-name="Heading_20_3" text:outline-level="3"><text:span text:style-name="Strong_20_Emphasis">2. Technical Challenges</text:span></text:h>
      <text:list text:style-name="L22">
        <text:list-item>
          <text:p text:style-name="P42"><text:span text:style-name="Strong_20_Emphasis">Anti-Scraping Measures</text:span>: Indeed employs mechanisms like IP blocking and rate limiting to detect and prevent scraping activities. Frequent requests from the same IP can lead to your IP address being blocked by Indeed's servers. </text:p>
          <text:p text:style-name="P43"><text:a xlink:type="simple" xlink:href="https://webscraping.ai/faq/indeed-scraping/can-i-scrape-indeed-data-in-real-time?utm_source=chatgpt.com" office:target-frame-name="_blank" xlink:show="new" text:style-name="Internet_20_link" text:visited-style-name="Visited_20_Internet_20_Link">Web Scraping AI</text:a></text:p>
        </text:list-item>
        <text:list-item>
          <text:p text:style-name="P43"><text:span text:style-name="Strong_20_Emphasis">Dynamic Content</text:span>: Job postings may be loaded dynamically using JavaScript, complicating the scraping process and requiring advanced techniques to capture the data.</text:p>
        </text:list-item>
      </text:list>
      <text:h text:style-name="Heading_20_3" text:outline-level="3"><text:span text:style-name="Strong_20_Emphasis">Alternative Approaches</text:span></text:h>
      <text:list text:style-name="L23">
        <text:list-item>
          <text:p text:style-name="P44"><text:span text:style-name="Strong_20_Emphasis">Public APIs</text:span>: Some platforms offer APIs that provide access to job postings and related data. For example, the Adzuna API offers job market data. Ensure you comply with their usage policies and terms.</text:p>
        </text:list-item>
        <text:list-item>
          <text:p text:style-name="P44"><text:soft-page-break/><text:span text:style-name="Strong_20_Emphasis">User Input Method</text:span>: Allow users to manually input or paste job descriptions into your application. This approach avoids legal issues and respects website policies.</text:p>
        </text:list-item>
      </text:list>
      <text:h text:style-name="Heading_20_3" text:outline-level="3"><text:span text:style-name="Strong_20_Emphasis">Recommendation</text:span></text:h>
      <text:p text:style-name="Text_20_body">Given the legal restrictions and technical hurdles, it's advisable to avoid scraping Indeed for job postings. Instead, consider using available APIs or implementing a user input method to obtain job descriptions for your project.</text:p>
      <text:p text:style-name="P28"/>
      <text:p text:style-name="P29">Starting with Option 2</text:p>
      <text:p text:style-name="P28"/>
      <text:h text:style-name="P11" text:outline-level="3"><text:span text:style-name="Strong_20_Emphasis">tep 1: Build the Core Logic (Option 2 - User Input)</text:span></text:h>
      <text:list text:style-name="L24">
        <text:list-item>
          <text:p text:style-name="P45"><text:span text:style-name="Strong_20_Emphasis">Input Mechanism</text:span>:</text:p>
          <text:list>
            <text:list-item>
              <text:p text:style-name="P46">Create a function where users can paste a job description directly into the program.</text:p>
            </text:list-item>
            <text:list-item>
              <text:p text:style-name="P45">Example:</text:p>
            </text:list-item>
          </text:list>
          <text:p text:style-name="P47">python</text:p>
          <text:p text:style-name="P47">Copy code</text:p>
          <text:p text:style-name="P48"><text:span text:style-name="Source_20_Text">def get_job_description():</text:span></text:p>
          <text:p text:style-name="P49"><text:span text:style-name="Source_20_Text"><text:s text:c="4"/>print("Paste the job description below (press Enter twice when done):")</text:span></text:p>
          <text:p text:style-name="P49"><text:span text:style-name="Source_20_Text"><text:s text:c="4"/>lines = []</text:span></text:p>
          <text:p text:style-name="P49"><text:span text:style-name="Source_20_Text"><text:s text:c="4"/>while True:</text:span></text:p>
          <text:p text:style-name="P49"><text:span text:style-name="Source_20_Text"><text:s text:c="8"/>line = input()</text:span></text:p>
          <text:p text:style-name="P49"><text:span text:style-name="Source_20_Text"><text:s text:c="8"/>if line == "":</text:span></text:p>
          <text:p text:style-name="P49"><text:span text:style-name="Source_20_Text"><text:s text:c="12"/>break</text:span></text:p>
          <text:p text:style-name="P49"><text:span text:style-name="Source_20_Text"><text:s text:c="8"/>lines.append(line)</text:span></text:p>
          <text:p text:style-name="P50"><text:span text:style-name="Source_20_Text"><text:s text:c="4"/>return " ".join(lines)</text:span></text:p>
        </text:list-item>
        <text:list-item>
          <text:p text:style-name="P45"><text:span text:style-name="Strong_20_Emphasis">Keyword Extraction</text:span>:</text:p>
          <text:list>
            <text:list-item>
              <text:p text:style-name="P46">Use libraries like <text:span text:style-name="Source_20_Text">nltk</text:span> or <text:span text:style-name="Source_20_Text">spaCy</text:span> to extract meaningful keywords from the pasted job description.</text:p>
            </text:list-item>
            <text:list-item>
              <text:p text:style-name="P45">Example:</text:p>
            </text:list-item>
          </text:list>
          <text:p text:style-name="P47">python</text:p>
          <text:p text:style-name="P47">Copy code</text:p>
          <text:p text:style-name="P48"><text:span text:style-name="Source_20_Text">import nltk</text:span></text:p>
          <text:p text:style-name="P49"><text:span text:style-name="Source_20_Text">from nltk.corpus import stopwords</text:span></text:p>
          <text:p text:style-name="P49"><text:span text:style-name="Source_20_Text">from nltk.tokenize import word_tokenize</text:span></text:p>
          <text:p text:style-name="P49"/>
          <text:p text:style-name="P49"><text:span text:style-name="Source_20_Text">nltk.download("punkt")</text:span></text:p>
          <text:p text:style-name="P49"><text:span text:style-name="Source_20_Text">nltk.download("stopwords")</text:span></text:p>
          <text:p text:style-name="P49"/>
          <text:p text:style-name="P49"><text:span text:style-name="Source_20_Text">def extract_keywords(job_description):</text:span></text:p>
          <text:p text:style-name="P49"><text:span text:style-name="Source_20_Text"><text:s text:c="4"/>stop_words = set(stopwords.words("english"))</text:span></text:p>
          <text:p text:style-name="P49"><text:span text:style-name="Source_20_Text"><text:s text:c="4"/>words = word_tokenize(job_description)</text:span></text:p>
          <text:p text:style-name="P49"><text:span text:style-name="Source_20_Text"><text:s text:c="4"/>keywords = [word for word in words if word.isalnum() and word.lower() not in stop_words]</text:span></text:p>
          <text:p text:style-name="P50"><text:span text:style-name="Source_20_Text"><text:s text:c="4"/>return keywords</text:span></text:p>
        </text:list-item>
        <text:list-item>
          <text:p text:style-name="P45"><text:span text:style-name="Strong_20_Emphasis">Comparison with Resumes</text:span>:</text:p>
          <text:list>
            <text:list-item>
              <text:p text:style-name="P46">Develop a function to compare these keywords against the parsed content of a resume.</text:p>
            </text:list-item>
            <text:list-item>
              <text:p text:style-name="P45">Example:</text:p>
            </text:list-item>
          </text:list>
          <text:p text:style-name="P47">python</text:p>
          <text:p text:style-name="P47">Copy code</text:p>
          <text:p text:style-name="P48"><text:span text:style-name="Source_20_Text">def match_keywords(resume_text, job_keywords):</text:span></text:p>
          <text:p text:style-name="P49"><text:span text:style-name="Source_20_Text"><text:s text:c="4"/>resume_words = set(word_tokenize(resume_text.lower()))</text:span></text:p>
          <text:p text:style-name="P49"><text:span text:style-name="Source_20_Text"><text:s text:c="4"/>matches = [kw for kw in job_keywords if kw.lower() in resume_words]</text:span></text:p>
          <text:p text:style-name="P50"><text:span text:style-name="Source_20_Text"><text:s text:c="4"/>return matches, len(matches) / len(job_keywords) * 100</text:span></text:p>
        </text:list-item>
      </text:list>
      <text:p text:style-name="Horizontal_20_Line"/>
      <text:h text:style-name="Heading_20_3" text:outline-level="3"><text:soft-page-break/><text:span text:style-name="Strong_20_Emphasis">Step 2: Plan for Future Automation</text:span></text:h>
      <text:p text:style-name="Text_20_body">Design your program so that the job description input process can be easily swapped out with a web scraping or API-based function later.</text:p>
      <text:list text:style-name="L25">
        <text:list-item>
          <text:p text:style-name="P51"><text:span text:style-name="Strong_20_Emphasis">Abstract the Job Description Input</text:span>:</text:p>
          <text:list>
            <text:list-item>
              <text:p text:style-name="P51">Create a <text:span text:style-name="Source_20_Text">get_job_description()</text:span> function that can later be updated to pull data from a scraper or API.</text:p>
            </text:list-item>
          </text:list>
          <text:p text:style-name="P52">python</text:p>
          <text:p text:style-name="P52">Copy code</text:p>
          <text:p text:style-name="P53"><text:span text:style-name="Source_20_Text">def get_job_description(method="user_input", source=None):</text:span></text:p>
          <text:p text:style-name="P54"><text:span text:style-name="Source_20_Text"><text:s text:c="4"/>if method == "user_input":</text:span></text:p>
          <text:p text:style-name="P54"><text:span text:style-name="Source_20_Text"><text:s text:c="8"/>return get_job_description_user_input()</text:span></text:p>
          <text:p text:style-name="P54"><text:span text:style-name="Source_20_Text"><text:s text:c="4"/>elif method == "api":</text:span></text:p>
          <text:p text:style-name="P54"><text:span text:style-name="Source_20_Text"><text:s text:c="8"/>return fetch_job_description_via_api(source)</text:span></text:p>
          <text:p text:style-name="P54"><text:span text:style-name="Source_20_Text"><text:s text:c="4"/>elif method == "scraping":</text:span></text:p>
          <text:p text:style-name="P54"><text:span text:style-name="Source_20_Text"><text:s text:c="8"/>return scrape_job_description(source)</text:span></text:p>
          <text:p text:style-name="P54"><text:span text:style-name="Source_20_Text"><text:s text:c="4"/>else:</text:span></text:p>
          <text:p text:style-name="P55"><text:span text:style-name="Source_20_Text"><text:s text:c="8"/>raise ValueError("Invalid method specified.")</text:span></text:p>
        </text:list-item>
        <text:list-item>
          <text:p text:style-name="P51"><text:span text:style-name="Strong_20_Emphasis">Implement Scraping or API Later</text:span>:</text:p>
          <text:list>
            <text:list-item>
              <text:p text:style-name="P51">Add <text:span text:style-name="Source_20_Text">scrape_job_description()</text:span> and <text:span text:style-name="Source_20_Text">fetch_job_description_via_api()</text:span> functions only if/when you're ready to expand the project.</text:p>
            </text:list-item>
          </text:list>
        </text:list-item>
      </text:list>
      <text:p text:style-name="Horizontal_20_Line"/>
      <text:h text:style-name="Heading_20_3" text:outline-level="3"><text:span text:style-name="Strong_20_Emphasis">Step 3: Focus on Making the Core Work Well</text:span></text:h>
      <text:list text:style-name="L26">
        <text:list-item>
          <text:p text:style-name="P56">Complete and test the user-input version to ensure the keyword extraction, matching, and reporting are robust.</text:p>
        </text:list-item>
        <text:list-item>
          <text:p text:style-name="P57">You can then revisit scraping or API integration if time permits.</text:p>
        </text:list-item>
      </text:list>
      <text:p text:style-name="Horizontal_20_Line"/>
      <text:h text:style-name="Heading_20_3" text:outline-level="3"><text:span text:style-name="Strong_20_Emphasis">Advantages of This Approach</text:span></text:h>
      <text:list text:style-name="L27">
        <text:list-item>
          <text:p text:style-name="P58">You’ll have a fully functioning project early.</text:p>
        </text:list-item>
        <text:list-item>
          <text:p text:style-name="P58">You avoid the complexities of web scraping until you're sure you want to tackle it.</text:p>
        </text:list-item>
        <text:list-item>
          <text:p text:style-name="P59">Expanding to include scraping or APIs later will not require major rewrites.</text:p>
        </text:list-item>
      </text:list>
      <text:p text:style-name="Text_20_body">Would you like me to help write or refine any specific part of the Option 2 implementation?</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0T21:39:03.485188412</meta:creation-date>
    <dc:date>2024-12-20T22:12:43.315291942</dc:date>
    <meta:editing-duration>PT10M35S</meta:editing-duration>
    <meta:editing-cycles>3</meta:editing-cycles>
    <meta:generator>LibreOffice/24.8.3.2$Linux_X86_64 LibreOffice_project/480$Build-2</meta:generator>
    <meta:document-statistic meta:table-count="0" meta:image-count="0" meta:object-count="0" meta:page-count="7" meta:paragraph-count="161" meta:word-count="1499" meta:character-count="9850" meta:non-whitespace-character-count="8473"/>
  </office:meta>
</office:document-meta>
</file>